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0000002AE343265AB078329D8.png" manifest:media-type="image/png"/>
  <manifest:file-entry manifest:full-path="Pictures/10000201000007C5000007C5E990A2B7977E2D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UnicodeMS" svg:font-family="ArialUnicodeMS"/>
    <style:font-face style:name="CenturyGothic" svg:font-family="CenturyGothic"/>
    <style:font-face style:name="Computer Modern" svg:font-family="'Computer Modern'"/>
    <style:font-face style:name="Courier" svg:font-family="Courier"/>
    <style:font-face style:name="CourierNew" svg:font-family="CourierNew"/>
    <style:font-face style:name="Symbol" svg:font-family="Symbol"/>
    <style:font-face style:name="TimesNewRoman" svg:font-family="TimesNewRoman"/>
    <style:font-face style:name="TimesNewRomanPS" svg:font-family="TimesNewRomanPS"/>
    <style:font-face style:name="TrebuchetMS" svg:font-family="TrebuchetMS"/>
    <style:font-face style:name="Wingdingsular" svg:font-family="Wingding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.05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73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2.45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89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73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63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20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36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1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62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3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43cm" fo:min-width="5.6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6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87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24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8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34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30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79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04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57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90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52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88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/>
      <style:text-properties fo:font-size="50pt" style:font-size-asian="50pt" style:font-size-complex="50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color="#000000" style:font-name="TimesNewRoman" fo:font-size="12pt" style:font-size-asian="12pt" style:font-name-complex="TimesNewRoman" style:font-size-complex="12pt"/>
    </style:style>
    <style:style style:name="T2" style:family="text">
      <style:text-properties fo:color="#000000" style:font-name="CenturyGothic" fo:font-size="30pt" style:font-size-asian="30pt" style:font-name-complex="CenturyGothic" style:font-size-complex="30pt"/>
    </style:style>
    <style:style style:name="T3" style:family="text">
      <style:text-properties fo:color="#44546a" style:font-name="CenturyGothic" fo:font-size="18pt" fo:font-weight="bold" style:font-size-asian="18pt" style:font-name-complex="CenturyGothic" style:font-size-complex="18pt" style:font-weight-complex="bold"/>
    </style:style>
    <style:style style:name="T4" style:family="text">
      <style:text-properties fo:color="#000000" style:font-name="Arial" fo:font-size="10.8000001907349pt" style:font-size-asian="10.8000001907349pt" style:font-name-complex="Arial" style:font-size-complex="10.8000001907349pt"/>
    </style:style>
    <style:style style:name="T5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6" style:family="text">
      <style:text-properties fo:color="#a7a5a6" style:font-name="CenturyGothic" fo:font-size="50pt" fo:font-weight="bold" style:font-size-asian="50pt" style:font-name-complex="CenturyGothic" style:font-size-complex="50pt" style:font-weight-complex="bold"/>
    </style:style>
    <style:style style:name="T7" style:family="text">
      <style:text-properties fo:color="#000000" style:font-name="CenturyGothic" fo:font-size="20pt" fo:font-weight="bold" style:font-size-asian="20pt" style:font-name-complex="CenturyGothic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2.545cm" svg:y="26.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cm" svg:y="26.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69cm" svg:y="26.22cm">
          <draw:text-box>
            <text:p text:style-name="P1"><text:span text:style-name="T1">1 </text:span></text:p>
          </draw:text-box>
        </draw:frame>
        <draw:frame draw:style-name="gr2" draw:text-style-name="P3" draw:layer="layout" svg:width="1.057cm" svg:height="1.233cm" svg:x="2.545cm" svg:y="2.6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057cm" svg:height="1.233cm" svg:x="10.8cm" svg:y="3.93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38cm" svg:x="18.42cm" svg:y="19.8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10.8cm" svg:y="20.43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10.8cm" svg:y="21.2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2.545cm" svg:y="21.98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10.8cm" svg:y="22.7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239cm" svg:height="15.239cm" svg:x="3.38cm" svg:y="3.06cm">
          <draw:image xlink:href="Pictures/10000201000007C5000007C5E990A2B7977E2D6C.png" xlink:type="simple" xlink:show="embed" xlink:actuate="onLoad">
            <text:p/>
          </draw:image>
        </draw:frame>
        <draw:frame draw:style-name="gr4" draw:text-style-name="P5" draw:layer="layout" svg:width="5.231cm" svg:height="4.874cm" svg:x="8.184cm" svg:y="20.21cm">
          <draw:image xlink:href="Pictures/10000201000002E0000002AE343265AB078329D8.png" xlink:type="simple" xlink:show="embed" xlink:actuate="onLoad">
            <text:p/>
          </draw:image>
        </draw:frame>
        <draw:frame draw:style-name="gr5" draw:text-style-name="P6" draw:layer="layout" svg:width="0.38cm" svg:height="0.424cm" svg:x="13.416cm" svg:y="24.458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28">
        <draw:frame draw:style-name="gr6" draw:text-style-name="P7" draw:layer="layout" svg:width="8.735cm" svg:height="0.987cm" svg:x="2.117cm" svg:y="1.966cm">
          <draw:text-box>
            <text:p text:style-name="P1"><text:span text:style-name="T5">B</text:span><text:span text:style-name="T5">o</text:span><text:span text:style-name="T5">o</text:span><text:span text:style-name="T5">t</text:span><text:span text:style-name="T5">s</text:span><text:span text:style-name="T5">t</text:span><text:span text:style-name="T5">r</text:span><text:span text:style-name="T5">a</text:span><text:span text:style-name="T5">p</text:span><text:span text:style-name="T5"> </text:span><text:span text:style-name="T5">K</text:span><text:span text:style-name="T5">o</text:span><text:span text:style-name="T5">n</text:span><text:span text:style-name="T5">u</text:span><text:span text:style-name="T5">l</text:span><text:span text:style-name="T5">a</text:span><text:span text:style-name="T5">r</text:span></text:p>
          </draw:text-box>
        </draw:frame>
        <draw:frame draw:style-name="gr7" draw:text-style-name="P8" draw:layer="layout" svg:width="2.457cm" svg:height="2.054cm" svg:x="2.152cm" svg:y="5.02cm">
          <draw:text-box>
            <text:p text:style-name="P1"><text:span text:style-name="T6">0</text:span><text:span text:style-name="T6">1</text:span></text:p>
          </draw:text-box>
        </draw:frame>
        <draw:frame draw:style-name="gr8" draw:text-style-name="P9" draw:layer="layout" svg:width="5.891cm" svg:height="0.822cm" svg:x="5.168cm" svg:y="5.332cm">
          <draw:text-box>
            <text:p text:style-name="P1"><text:span text:style-name="T7">V</text:span><text:span text:style-name="T7">i</text:span><text:span text:style-name="T7">d</text:span><text:span text:style-name="T7">e</text:span><text:span text:style-name="T7">o</text:span><text:span text:style-name="T7"> </text:span><text:span text:style-name="T7">O</text:span><text:span text:style-name="T7">y</text:span><text:span text:style-name="T7">u</text:span><text:span text:style-name="T7">n</text:span><text:span text:style-name="T7">l</text:span><text:span text:style-name="T7">a</text:span><text:span text:style-name="T7">r</text:span><text:span text:style-name="T7"> </text:span></text:p>
          </draw:text-box>
        </draw:frame>
        <draw:frame draw:style-name="gr9" draw:text-style-name="P9" draw:layer="layout" svg:width="1.738cm" svg:height="0.822cm" svg:x="5.168cm" svg:y="6.108cm">
          <draw:text-box>
            <text:p text:style-name="P1"><text:span text:style-name="T7">v</text:span><text:span text:style-name="T7">e</text:span></text:p>
          </draw:text-box>
        </draw:frame>
        <draw:frame draw:style-name="gr10" draw:text-style-name="P9" draw:layer="layout" svg:width="4.638cm" svg:height="0.822cm" svg:x="5.168cm" svg:y="6.884cm">
          <draw:text-box>
            <text:p text:style-name="P1"><text:span text:style-name="T7">K</text:span><text:span text:style-name="T7">o</text:span><text:span text:style-name="T7">o</text:span><text:span text:style-name="T7">r</text:span><text:span text:style-name="T7">d</text:span><text:span text:style-name="T7">i</text:span><text:span text:style-name="T7">n</text:span><text:span text:style-name="T7">a</text:span><text:span text:style-name="T7">t </text:span></text:p>
          </draw:text-box>
        </draw:frame>
        <draw:frame draw:style-name="gr11" draw:text-style-name="P9" draw:layer="layout" svg:width="3.202cm" svg:height="0.822cm" svg:x="5.168cm" svg:y="7.66cm">
          <draw:text-box>
            <text:p text:style-name="P1"><text:span text:style-name="T7">D</text:span><text:span text:style-name="T7">ü</text:span><text:span text:style-name="T7">z</text:span><text:span text:style-name="T7">l</text:span><text:span text:style-name="T7">e</text:span><text:span text:style-name="T7">m</text:span><text:span text:style-name="T7">i</text:span></text:p>
          </draw:text-box>
        </draw:frame>
        <draw:frame draw:style-name="gr7" draw:text-style-name="P8" draw:layer="layout" svg:width="2.457cm" svg:height="2.054cm" svg:x="2.152cm" svg:y="9.123cm">
          <draw:text-box>
            <text:p text:style-name="P1"><text:span text:style-name="T6">0</text:span><text:span text:style-name="T6">2</text:span></text:p>
          </draw:text-box>
        </draw:frame>
        <draw:frame draw:style-name="gr12" draw:text-style-name="P9" draw:layer="layout" svg:width="4.367cm" svg:height="0.822cm" svg:x="5.168cm" svg:y="9.311cm">
          <draw:text-box>
            <text:p text:style-name="P1"><text:span text:style-name="T7">K</text:span><text:span text:style-name="T7">o</text:span><text:span text:style-name="T7">n</text:span><text:span text:style-name="T7">t</text:span><text:span text:style-name="T7">r</text:span><text:span text:style-name="T7">a</text:span><text:span text:style-name="T7">t</text:span><text:span text:style-name="T7">, </text:span></text:p>
          </draw:text-box>
        </draw:frame>
        <draw:frame draw:style-name="gr13" draw:text-style-name="P9" draw:layer="layout" svg:width="5.116cm" svg:height="0.822cm" svg:x="5.168cm" svg:y="10.087cm">
          <draw:text-box>
            <text:p text:style-name="P1"><text:span text:style-name="T7">M</text:span><text:span text:style-name="T7">e</text:span><text:span text:style-name="T7">t</text:span><text:span text:style-name="T7">i</text:span><text:span text:style-name="T7">n</text:span><text:span text:style-name="T7">l</text:span><text:span text:style-name="T7">e</text:span><text:span text:style-name="T7">r</text:span><text:span text:style-name="T7"> </text:span><text:span text:style-name="T7">v</text:span><text:span text:style-name="T7">e</text:span></text:p>
          </draw:text-box>
        </draw:frame>
        <draw:frame draw:style-name="gr14" draw:text-style-name="P9" draw:layer="layout" svg:width="3.622cm" svg:height="0.822cm" svg:x="5.168cm" svg:y="10.863cm">
          <draw:text-box>
            <text:p text:style-name="P1"><text:span text:style-name="T7">G</text:span><text:span text:style-name="T7">ö</text:span><text:span text:style-name="T7">r</text:span><text:span text:style-name="T7">s</text:span><text:span text:style-name="T7">e</text:span><text:span text:style-name="T7">l</text:span><text:span text:style-name="T7">l</text:span><text:span text:style-name="T7">e</text:span><text:span text:style-name="T7">r</text:span></text:p>
          </draw:text-box>
        </draw:frame>
        <draw:frame draw:style-name="gr7" draw:text-style-name="P8" draw:layer="layout" svg:width="2.457cm" svg:height="2.054cm" svg:x="2.152cm" svg:y="13.166cm">
          <draw:text-box>
            <text:p text:style-name="P1"><text:span text:style-name="T6">0</text:span><text:span text:style-name="T6">3</text:span></text:p>
          </draw:text-box>
        </draw:frame>
        <draw:frame draw:style-name="gr7" draw:text-style-name="P8" draw:layer="layout" svg:width="2.457cm" svg:height="2.054cm" svg:x="2.152cm" svg:y="17.187cm">
          <draw:text-box>
            <text:p text:style-name="P1"><text:span text:style-name="T6">0</text:span><text:span text:style-name="T6">4</text:span></text:p>
          </draw:text-box>
        </draw:frame>
        <draw:frame draw:style-name="gr15" draw:text-style-name="P9" draw:layer="layout" svg:width="6.31cm" svg:height="0.822cm" svg:x="4.968cm" svg:y="13.754cm">
          <draw:text-box>
            <text:p text:style-name="P1"><text:span text:style-name="T7">T</text:span><text:span text:style-name="T7">a</text:span><text:span text:style-name="T7">n</text:span><text:span text:style-name="T7">ı</text:span><text:span text:style-name="T7">m</text:span><text:span text:style-name="T7">l</text:span><text:span text:style-name="T7">a</text:span><text:span text:style-name="T7">r</text:span><text:span text:style-name="T7">a</text:span><text:span text:style-name="T7"> </text:span><text:span text:style-name="T7">G</text:span><text:span text:style-name="T7">i</text:span><text:span text:style-name="T7">r</text:span><text:span text:style-name="T7">i</text:span><text:span text:style-name="T7">ş</text:span><text:span text:style-name="T7"> </text:span></text:p>
          </draw:text-box>
        </draw:frame>
        <draw:frame draw:style-name="gr16" draw:text-style-name="P9" draw:layer="layout" svg:width="5.658cm" svg:height="1.643cm" svg:x="5.168cm" svg:y="17.428cm">
          <draw:text-box>
            <text:p text:style-name="P1"><text:span text:style-name="T7">T</text:span><text:span text:style-name="T7">a</text:span><text:span text:style-name="T7">s</text:span><text:span text:style-name="T7">a</text:span><text:span text:style-name="T7">r</text:span><text:span text:style-name="T7">ı</text:span><text:span text:style-name="T7">m</text:span><text:span text:style-name="T7"> </text:span><text:span text:style-name="T7"><text:line-break/></text:span><text:span text:style-name="T7">R</text:span><text:span text:style-name="T7">e</text:span><text:span text:style-name="T7">ç</text:span><text:span text:style-name="T7">e</text:span><text:span text:style-name="T7">t</text:span><text:span text:style-name="T7">e</text:span><text:span text:style-name="T7">s</text:span><text:span text:style-name="T7">i</text:span></text:p>
          </draw:text-box>
        </draw:frame>
        <draw:frame draw:style-name="gr7" draw:text-style-name="P8" draw:layer="layout" svg:width="2.457cm" svg:height="2.054cm" svg:x="11.271cm" svg:y="13.166cm">
          <draw:text-box>
            <text:p text:style-name="P1"><text:span text:style-name="T6">0</text:span><text:span text:style-name="T6">8</text:span></text:p>
          </draw:text-box>
        </draw:frame>
        <draw:frame draw:style-name="gr17" draw:text-style-name="P9" draw:layer="layout" svg:width="3.63cm" svg:height="0.822cm" svg:x="14.323cm" svg:y="13.354cm">
          <draw:text-box>
            <text:p text:style-name="P1"><text:span text:style-name="T7">C</text:span><text:span text:style-name="T7">o</text:span><text:span text:style-name="T7">l</text:span><text:span text:style-name="T7">l</text:span><text:span text:style-name="T7">i</text:span><text:span text:style-name="T7">s</text:span><text:span text:style-name="T7">i</text:span><text:span text:style-name="T7">o</text:span><text:span text:style-name="T7">n</text:span><text:span text:style-name="T7"> </text:span></text:p>
          </draw:text-box>
        </draw:frame>
        <draw:frame draw:style-name="gr18" draw:text-style-name="P9" draw:layer="layout" svg:width="3.876cm" svg:height="0.822cm" svg:x="14.323cm" svg:y="14.13cm">
          <draw:text-box>
            <text:p text:style-name="P1"><text:span text:style-name="T7">D</text:span><text:span text:style-name="T7">e</text:span><text:span text:style-name="T7">t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7" draw:text-style-name="P8" draw:layer="layout" svg:width="2.457cm" svg:height="2.054cm" svg:x="11.271cm" svg:y="17.349cm">
          <draw:text-box>
            <text:p text:style-name="P1"><text:span text:style-name="T6">0</text:span><text:span text:style-name="T6">9</text:span></text:p>
          </draw:text-box>
        </draw:frame>
        <draw:frame draw:style-name="gr7" draw:text-style-name="P8" draw:layer="layout" svg:width="2.457cm" svg:height="2.054cm" svg:x="11.271cm" svg:y="21.477cm">
          <draw:text-box>
            <text:p text:style-name="P1"><text:span text:style-name="T6">1</text:span><text:span text:style-name="T6">0</text:span></text:p>
          </draw:text-box>
        </draw:frame>
        <draw:frame draw:style-name="gr19" draw:text-style-name="P9" draw:layer="layout" svg:width="5.247cm" svg:height="0.822cm" svg:x="14.323cm" svg:y="17.376cm">
          <draw:text-box>
            <text:p text:style-name="P1"><text:span text:style-name="T7">P</text:span><text:span text:style-name="T7">r</text:span><text:span text:style-name="T7">e</text:span><text:span text:style-name="T7">p</text:span><text:span text:style-name="T7">p</text:span><text:span text:style-name="T7">i</text:span><text:span text:style-name="T7">n</text:span><text:span text:style-name="T7">g</text:span><text:span text:style-name="T7"> </text:span><text:span text:style-name="T7">f</text:span><text:span text:style-name="T7">o</text:span><text:span text:style-name="T7">r </text:span></text:p>
          </draw:text-box>
        </draw:frame>
        <draw:frame draw:style-name="gr20" draw:text-style-name="P9" draw:layer="layout" svg:width="2.86cm" svg:height="0.822cm" svg:x="14.323cm" svg:y="18.152cm">
          <draw:text-box>
            <text:p text:style-name="P1"><text:span text:style-name="T7">Launch</text:span></text:p>
          </draw:text-box>
        </draw:frame>
        <draw:frame draw:style-name="gr21" draw:text-style-name="P9" draw:layer="layout" svg:width="4.341cm" svg:height="0.822cm" svg:x="14.323cm" svg:y="21.503cm">
          <draw:text-box>
            <text:p text:style-name="P1"><text:span text:style-name="T7">Addi</text:span><text:span text:style-name="T7">tiona</text:span><text:span text:style-name="T7">l </text:span></text:p>
          </draw:text-box>
        </draw:frame>
        <draw:frame draw:style-name="gr22" draw:text-style-name="P9" draw:layer="layout" svg:width="3.308cm" svg:height="0.822cm" svg:x="14.323cm" svg:y="22.279cm">
          <draw:text-box>
            <text:p text:style-name="P1"><text:span text:style-name="T7">Mate</text:span><text:span text:style-name="T7">rial</text:span></text:p>
          </draw:text-box>
        </draw:frame>
        <draw:frame draw:style-name="gr7" draw:text-style-name="P8" draw:layer="layout" svg:width="2.457cm" svg:height="2.054cm" svg:x="11.271cm" svg:y="9.123cm">
          <draw:text-box>
            <text:p text:style-name="P1"><text:span text:style-name="T6">0</text:span><text:span text:style-name="T6">7</text:span></text:p>
          </draw:text-box>
        </draw:frame>
        <draw:frame draw:style-name="gr23" draw:text-style-name="P9" draw:layer="layout" svg:width="4.798cm" svg:height="0.822cm" svg:x="14.323cm" svg:y="9.311cm">
          <draw:text-box>
            <text:p text:style-name="P1"><text:span text:style-name="T7">Con</text:span><text:span text:style-name="T7">ditio</text:span><text:span text:style-name="T7">nal </text:span></text:p>
          </draw:text-box>
        </draw:frame>
        <draw:frame draw:style-name="gr24" draw:text-style-name="P9" draw:layer="layout" svg:width="4.045cm" svg:height="0.822cm" svg:x="14.323cm" svg:y="10.087cm">
          <draw:text-box>
            <text:p text:style-name="P1"><text:span text:style-name="T7">Br</text:span><text:span text:style-name="T7">an</text:span><text:span text:style-name="T7">chi</text:span><text:span text:style-name="T7">ng</text:span></text:p>
          </draw:text-box>
        </draw:frame>
        <draw:frame draw:style-name="gr7" draw:text-style-name="P8" draw:layer="layout" svg:width="2.457cm" svg:height="2.054cm" svg:x="11.271cm" svg:y="5.143cm">
          <draw:text-box>
            <text:p text:style-name="P1"><text:span text:style-name="T6">06</text:span></text:p>
          </draw:text-box>
        </draw:frame>
        <draw:frame draw:style-name="gr25" draw:text-style-name="P9" draw:layer="layout" svg:width="4.578cm" svg:height="0.822cm" svg:x="14.323cm" svg:y="5.208cm">
          <draw:text-box>
            <text:p text:style-name="P1"><text:span text:style-name="T7">C</text:span><text:span text:style-name="T7">o</text:span><text:span text:style-name="T7">m</text:span><text:span text:style-name="T7">p</text:span><text:span text:style-name="T7">a</text:span><text:span text:style-name="T7">r</text:span><text:span text:style-name="T7">i</text:span><text:span text:style-name="T7">n</text:span><text:span text:style-name="T7">g</text:span><text:span text:style-name="T7"> </text:span></text:p>
          </draw:text-box>
        </draw:frame>
        <draw:frame draw:style-name="gr26" draw:text-style-name="P9" draw:layer="layout" svg:width="3.901cm" svg:height="0.822cm" svg:x="14.323cm" svg:y="5.985cm">
          <draw:text-box>
            <text:p text:style-name="P1"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s</text:span></text:p>
          </draw:text-box>
        </draw:frame>
        <draw:frame draw:style-name="gr7" draw:text-style-name="P8" draw:layer="layout" svg:width="2.457cm" svg:height="2.054cm" svg:x="2.152cm" svg:y="21.315cm">
          <draw:text-box>
            <text:p text:style-name="P1"><text:span text:style-name="T6">0</text:span><text:span text:style-name="T6">5</text:span></text:p>
          </draw:text-box>
        </draw:frame>
        <draw:frame draw:style-name="gr27" draw:text-style-name="P9" draw:layer="layout" svg:width="2.521cm" svg:height="0.822cm" svg:x="5.168cm" svg:y="21.503cm">
          <draw:text-box>
            <text:p text:style-name="P1"><text:span text:style-name="T7">O</text:span><text:span text:style-name="T7">y</text:span><text:span text:style-name="T7">u</text:span><text:span text:style-name="T7">n</text:span><text:span text:style-name="T7"> </text:span></text:p>
          </draw:text-box>
        </draw:frame>
        <draw:frame draw:style-name="gr28" draw:text-style-name="P9" draw:layer="layout" svg:width="4.883cm" svg:height="0.822cm" svg:x="5.168cm" svg:y="22.279cm">
          <draw:text-box>
            <text:p text:style-name="P1"><text:span text:style-name="T7">A</text:span><text:span text:style-name="T7">n</text:span><text:span text:style-name="T7">i</text:span><text:span text:style-name="T7">m</text:span><text:span text:style-name="T7">a</text:span><text:span text:style-name="T7">s</text:span><text:span text:style-name="T7">y</text:span><text:span text:style-name="T7">o</text:span><text:span text:style-name="T7">n</text:span><text:span text:style-name="T7">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UnicodeMS" svg:font-family="ArialUnicodeMS"/>
    <style:font-face style:name="CenturyGothic" svg:font-family="CenturyGothic"/>
    <style:font-face style:name="Computer Modern" svg:font-family="'Computer Modern'"/>
    <style:font-face style:name="Courier" svg:font-family="Courier"/>
    <style:font-face style:name="CourierNew" svg:font-family="CourierNew"/>
    <style:font-face style:name="Symbol" svg:font-family="Symbol"/>
    <style:font-face style:name="TimesNewRoman" svg:font-family="TimesNewRoman"/>
    <style:font-face style:name="TimesNewRomanPS" svg:font-family="TimesNewRomanPS"/>
    <style:font-face style:name="TrebuchetMS" svg:font-family="TrebuchetMS"/>
    <style:font-face style:name="Wingdingsular" svg:font-family="Wingding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0T17:00:26.576763678</dc:date>
    <meta:editing-duration>PT38M59S</meta:editing-duration>
    <meta:editing-cycles>9</meta:editing-cycles>
    <meta:generator>LibreOffice/5.4.6.2$Linux_X86_64 LibreOffice_project/40m0$Build-2</meta:generator>
    <meta:document-statistic meta:object-count="45"/>
  </office:meta>
</office:document-meta>
</file>